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3pt" style:font-size-asian="11.3500003814697pt" style:font-size-complex="13pt"/>
    </style:style>
    <style:style style:name="P4" style:family="paragraph" style:parent-style-name="Standard">
      <style:paragraph-properties fo:text-align="start" style:justify-single-word="false"/>
      <style:text-properties fo:font-size="13pt" fo:font-weight="bold"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size="13pt" style:font-size-asian="11.3500003814697pt" style:font-size-complex="13pt"/>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style:font-size-asian="11.3500003814697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de programmation compare</text:p>
      <text:p text:style-name="P1"/>
      <text:p text:style-name="P1"/>
      <text:p text:style-name="P3">Groupe DaJuNiBa</text:p>
      <text:p text:style-name="P3"/>
      <text:p text:style-name="P3">Contraintes: - utiliser <text:s/>un maximum de bibliothèque</text:p>
      <text:p text:style-name="P3"><text:tab/> <text:s text:c="9"/>- utiliser scheme</text:p>
      <text:p text:style-name="P3"/>
      <text:p text:style-name="P5"/>
      <text:p text:style-name="P5">A] Critères de comparaisons</text:p>
      <text:p text:style-name="P5"/>
      <text:p text:style-name="P4">1) Correction</text:p>
      <text:p text:style-name="P3"/>
      <text:p text:style-name="P3"><text:tab/>Le projet contient des tests unitaire pour les fichiers stables s'assurant ainsi de la correction de ces programmes. </text:p>
      <text:p text:style-name="P3"/>
      <text:p text:style-name="P4"/>
      <text:p text:style-name="P4">2) Performance</text:p>
      <text:p text:style-name="P3"/>
      <text:p text:style-name="P3"><text:tab/>L'utilisation des acteurs permet de paralléliser les actions des fourmis et d'avoir une IA plus performante. </text:p>
      <text:p text:style-name="P3"/>
      <text:p text:style-name="P3"><text:tab/>Le fait d'avoir choisi le langage Go (capacité de bas niveau) permet un contrôle plus fin sur la communication avec le serveur distant.(transparence des cookies, et encodage des requêtes)</text:p>
      <text:p text:style-name="P3"/>
      <text:p text:style-name="P3"><text:tab/>La grande modularité de ce projet, peut entraîner une imprévision des performances du système, du fait que l'utilisateur a la liberté de choisir un langage inadapté ou un algorithme d'IA non performant.(C'est vraiment pour chercher un petit défaut) </text:p>
      <text:p text:style-name="P3"/>
      <text:p text:style-name="P4"/>
      <text:p text:style-name="P4">3) Lisibilité</text:p>
      <text:p text:style-name="P3"/>
      <text:p text:style-name="P3"><text:tab/>Ne connaissant pas la plupart des langage utilise(entre autre go, scheme, ruby, python…), nous n'avons pourtant eu aucun mal a lire et comprendre le code. En effet, celui-ci est très bien commente et parfaitement indenté. De plus, les noms de fonctions, de variables sont suffisamment explicite. </text:p>
      <text:p text:style-name="P3"/>
      <text:p text:style-name="P3"><text:tab/>De plus, la documentation fournit permet de comprendre la structure du projet et nous guide dans l'ordre de lecture des différents fichiers.</text:p>
      <text:p text:style-name="P3"/>
      <text:p text:style-name="P4"/>
      <text:p text:style-name="P4">4) Généralité</text:p>
      <text:p text:style-name="P3"/>
      <text:p text:style-name="P3"><text:tab/>L'IA est très extensible car on a la possibilité de créer sa propre IA avec le langage de notre choix sans pour autant modifier le système. La même chose est possible pour l'interface graphique, ce qui permet donc de changer le client graphique quand le besoin s'en fait sentir. </text:p>
      <text:p text:style-name="P3"><text:soft-page-break/></text:p>
      <text:p text:style-name="P3"><text:tab/>La documentation nous explique, dans le cas ou l'API venait a être mis a jour, comment ajoute facilement des fonctionnalités.</text:p>
      <text:p text:style-name="P3"/>
      <text:p text:style-name="P3"><text:tab/>De plus, un système de plugins a été intégré, nous permettant ainsi d'ajouter facilement de nouveaux composants. Ainsi, le système est extensible et évolutif.</text:p>
      <text:p text:style-name="P3"/>
      <text:p text:style-name="P5"/>
      <text:p text:style-name="P5">B] Comparaison avec AcideFourmique</text:p>
      <text:p text:style-name="P3"/>
      <text:p text:style-name="P3"><text:tab/>Le groupe DaJuNiBa en voulant faire un système très modulaire, de façon a respecter toutes leurs contraintes, a utilise une multitude de langages différents. De même pour notre groupe, dans le but de respecter toute les contraintes imposes, nous avons le programme principal écrit en Scala et un second programme écrit en C, qui communique entre eux a travers une socket TCP. Grâce à cette approche, le serveur C ou le client Scala peut être facilement remplacer par un autre langage.</text:p>
      <text:p text:style-name="P3"/>
      <text:p text:style-name="P3"><text:tab/>Notre approche pour la communication avec le serveur se base sur le découplage entre le système et l'outil de communication. En effet, cette communication est pour le moment implémenté avec l'outil Curl mais cet outil peut facilement être remplace grâce au design pattern façade. Il suffit donc de simplement implémenter le trait HttpService pour changer l'outil de communication avec le serveur distant.</text:p>
      <text:p text:style-name="P3"><text:tab/>Quant a leur approche, ils n'utilisent aucun outil pour communiquer avec le serveur : la communication est en faite gérer par le langage bas niveau Go.</text:p>
      <text:p text:style-name="P3"/>
      <text:p text:style-name="P3"><text:tab/> Au niveau de la correction, leur code est plus robuste, dû au fait qu'ils ont des tests unitaires.</text:p>
      <text:p text:style-name="P3"><text:tab/>Du point de vue de la lisibilité, les deux projets sont autant commenté et bien indenté.</text:p>
      <text:p text:style-name="P3"><text:tab/></text:p>
      <text:p text:style-name="P3"><text:tab/>Au niveau de l’efficacité de la communication avec le serveur, notre approche ne permet pas un contrôle fin sur les performances de cette communication, <text:s/>du fait que celle-ci dépend d'un outil externe. Quant a eux, vu leur utilisation d'un langage bas niveau leur permet de contrôler les performances de la communication, puisqu'elle ne dépend d'aucun outil externe.</text:p>
      <text:p text:style-name="P3"/>
      <text:p text:style-name="P3"><text:tab/>Au niveau des acteurs, notre groupe à utiliser akka pour gérer la programmation par acteur, tandis que le groupe DaJuNiBa a codé leurs système d'acteur à l'aide du langage bas niveau Go. Nous avons pensé utilisé le système d'acteur pour l'IA seulement, alors que le groupe DaJuNiBa, les utilisent également pour pouvoir lancer plusieurs serveurs locaux en parallèle, les acteurs leurs permettent également de brancher des plugins au serveur de jeu rendant leur programme plus modulaire. A l'inverse, notre IA se charge lui même de mettre à jour la carte puis d'envoyer les ordres nécessaire à la fourmi qui était censé retourné la commande voulu. Alors qu'eux laisse le serveur se charger de mettre à jour la carte pour ne s'occuper que de gérer les messages rendant leurs programmes d'IA plus légère et plus performa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4:47:41.104719000</meta:creation-date>
    <dc:date>2015-03-31T22:56:44</dc:date>
    <meta:editing-duration>PT3H31M12S</meta:editing-duration>
    <meta:editing-cycles>40</meta:editing-cycles>
    <meta:generator>LibreOffice/3.5$Linux_X86_64 LibreOffice_project/350m1$Build-2</meta:generator>
    <dc:creator>Victor </dc:creator>
    <meta:document-statistic meta:table-count="0" meta:image-count="0" meta:object-count="0" meta:page-count="2" meta:paragraph-count="27" meta:word-count="689" meta:character-count="4331" meta:non-whitespace-character-count="3631"/>
  </office:meta>
</office:document-meta>
</file>